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ink href='http://fonts.googleapis.com/css?family=Quicksand' rel='stylesheet' type='text/css'&gt;<text:line-break/>&lt;style&gt; .fond { width: 590px; height: auto; background-image : url(http://zupimages.net/up/14/06/tu5w.png);padding-top:20px;padding-bottom:40px; } .intitule { background-color:#EFEFEF;padding:2px; width:120px;border-bottom:1px solid #AD8FA1;margin-bottom:3px;display:inline-block;text-align:left;margin-right:5px;text-transform: uppercase;font-size:10px;} .reponse { width:100px;padding:3px;border-bottom: 1px solid #AD8FA1;margin-bottom:3px;display:inline-block;text-align:right;} .droite { width:260px;background-color:#E5E5E5;padding-top:5px;padding-bottom:5px;float:left;margin-left:20px;overflow:auto;height:195px;} .gauche {width:268px;background-color:#E5E5E5;padding:5px;float:right;margin-right:20px;height:195px;overflow:auto;text-align:justify;}.titre {font-family: 'Quicksand', sans-serif; font-size: 32px; text-transform: uppercase; padding-top: 15px; color: #191919; letter-spacing:-2px;} .histoire {width:90%;margin:20px; background-color:#E5E5E5;padding:10px;text-align:justify;}&lt;/style&gt;<text:line-break/><text:line-break/>&lt;center&gt;&lt;img src="http://image.noelshack.com/fichiers/2018/06/2/1517955864-590x250.png"/&gt;&lt;!--<text:line-break/>IMAGE DU HAUT<text:line-break/><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1&lt;/div&gt;&lt;/div&gt;&lt;/div&gt;&lt;!--<text:line-break/><text:line-break/>--&gt;&lt;div class="fond"&gt;&lt;div class="titre"&gt;Identité de Votre Personnage&lt;/div&gt;<text:line-break/>&lt;div class="droite"&gt;&lt;div class="intitule"&gt;Nom : &lt;/div&gt;&lt;div class="reponse"&gt;Du Couteau&lt;/div&gt;<text:line-break/>&lt;div class="intitule"&gt;Prénom : &lt;/div&gt;&lt;div class="reponse"&gt;Chloé&lt;/div&gt;<text:line-break/>&lt;div class="intitule"&gt;Age : &lt;/div&gt;&lt;div class="reponse"&gt;22 ans&lt;/div&gt;<text:line-break/>&lt;div class="intitule"&gt;Nationalité : &lt;/div&gt;&lt;div class="reponse"&gt;française&lt;/div&gt;<text:line-break/>&lt;div class="intitule"&gt;Groupe RP: &lt;/div&gt;&lt;div class="reponse"&gt;Humain&lt;/div&gt;<text:line-break/>&lt;div class="intitule"&gt;Date de naissance : &lt;/div&gt;&lt;div class="reponse"&gt;21 mars&lt;/div&gt;<text:line-break/>&lt;div class="intitule"&gt;Avatar : &lt;/div&gt;&lt;div class="reponse"&gt;blblblbl&lt;/div&gt;<text:line-break/>&lt;/div&gt; &lt;!--<text:line-break/><text:line-break/><text:line-break/>--&gt;&lt;div class="gauche"&gt; &lt;div class="intitule" style="width:150px;"&gt;Situation familiale : &lt;/div&gt;<text:line-break/>En froid avec ses parents.<text:line-break/><text:line-break/>&lt;div class="intitule" style="width:150px;"&gt;Situation professionnelle : &lt;/div&gt;<text:line-break/>Etudiante en arts dramatiques, bosse au DoMc pour se payer à bouffer.<text:line-break/><text:line-break/>&lt;/div&gt;&lt;div style="clear:both;"&gt;&lt;/div&gt;&lt;/div&gt;&lt;!--<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2&lt;/div&gt;&lt;/div&gt;&lt;/div&gt;&lt;!--<text:line-break/><text:line-break/>--&gt;&lt;div class="fond"&gt; &lt;div class="titre"&gt;Qui es-tu ? &lt;/div&gt;<text:line-break/>&lt;div class="droite" style="text-align:justify;padding:5px;"&gt;[b]CARACTÈRE - [/b]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text:soft-page-break/>conspiratione concordi, ut fingerent quaedam et cognita duplicarent in peius, laudes vero supprimerent Caesaris, quas invitis conpluribus formido malorum inpendentium exprimebat.&lt;/div&gt;&lt;!--<text:line-break/><text:line-break/>--&gt;&lt;div class="gauche" style="padding:5px;"&gt;[b]PHYSIQUE -[/b] </text:p>
      <text:p text:style-name="Standard">Tout commença il y a deux décennies</text:p>
      <text:p text:style-name="Standard">Lorsque dans un palais, loin chez les Francs</text:p>
      <text:p text:style-name="Standard">Un beau matin, à l'aurore du printemps</text:p>
      <text:p text:style-name="Standard">La première fille des Du Couteau naquit</text:p>
      <text:p text:style-name="Standard"/>
      <text:p text:style-name="Standard">Son enfance ne fut pas malheureuse</text:p>
      <text:p text:style-name="Standard">Elle ne fut jamais dans le besoin</text:p>
      <text:p text:style-name="Standard">Domestiques, cuisinier, coiffeuse</text:p>
      <text:p text:style-name="Standard">La petite Chloé ne manquait de rien</text:p>
      <text:p text:style-name="Standard"/>
      <text:p text:style-name="Standard">A part peut-être de ses parents</text:p>
      <text:p text:style-name="Standard">Mais comprends-tu mon enfant</text:p>
      <text:p text:style-name="Standard">Que ce n'est pas en flânant</text:p>
      <text:p text:style-name="Standard">Qu'on érige un empire aussi grand</text:p>
      <text:p text:style-name="Standard"/>
      <text:p text:style-name="Standard">L'histoire de la gamine riche</text:p>
      <text:p text:style-name="Standard">Aux parents aux abonnés absents</text:p>
      <text:p text:style-name="Standard">Caricature, me diras-tu, pastiche</text:p>
      <text:p text:style-name="Standard">Et je ne pourrai dire que tu mens</text:p>
      <text:p text:style-name="Standard"/>
      <text:p text:style-name="Standard">Cette strophe était gratuite</text:p>
      <text:p text:style-name="Standard">N'apportait rien à cette histoire ridicule</text:p>
      <text:p text:style-name="Standard">Me permettant de meubler sans scrupule</text:p>
      <text:p text:style-name="Standard">Trop courte étant la suite</text:p>
      <text:p text:style-name="Standard"/>
      <text:p text:style-name="Standard">Comment s'occupe-t-on</text:p>
      <text:p text:style-name="Standard">Quand on est seule, sans ami,</text:p>
      <text:p text:style-name="Standard">Dans une famille de cul-béni</text:p>
      <text:p text:style-name="Standard">A part en écoutant des chansons ?</text:p>
      <text:p text:style-name="Standard"/>
      <text:p text:style-name="Standard">Tout y passe, contes, fables, légendes</text:p>
      <text:p text:style-name="Standard">Toutes les histoires sont bonnes à entendre</text:p>
      <text:p text:style-name="Standard">En livre ou en film, Chloé en est friande</text:p>
      <text:p text:style-name="Standard"/>
      <text:p text:style-name="Standard"><text:line-break/>&lt;/div&gt;&lt;!--<text:line-break/><text:line-break/>--&gt;&lt;/div&gt;&lt;div style="font-family: arial;font-size:9px; opacity:0.5; padding-right: 10px;text-transform: uppercase; "&gt;(c) Reira de [url=http://libre-graph.forumperso.com/]LibreGraph'[/url]&lt;/div&gt;&lt;/div&gt;<text:line-break/><text:line-break/>&lt;link href='http://fonts.googleapis.com/css?family=Raleway:100' rel='stylesheet' type='text/css'&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2-20T23:15:12.92</meta:creation-date>
    <dc:date>2018-02-22T16:49:15.30</dc:date>
    <meta:editing-duration>PT5H12M22S</meta:editing-duration>
    <meta:editing-cycles>42</meta:editing-cycles>
    <meta:generator>OpenOffice/4.1.3$Win32 OpenOffice.org_project/413m1$Build-9783</meta:generator>
    <meta:document-statistic meta:table-count="0" meta:image-count="0" meta:object-count="0" meta:page-count="2" meta:paragraph-count="29" meta:word-count="450" meta:character-count="4836"/>
  </office:meta>
</office:document-meta>
</file>